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 structures</text:p>
      <text:p text:style-name="Standard">Chapter 8</text:p>
      <text:p text:style-name="Standard">by Eric Schles</text:p>
      <text:p text:style-name="Standard"/>
      <text:list xml:id="list947789197" text:style-name="L1">
        <text:list-item>
          <text:list>
            <text:list-item>
              <text:p text:style-name="P1">What are the four fundamental rules of recursion?</text:p>
            </text:list-item>
          </text:list>
        </text:list-item>
      </text:list>
      <text:list xml:id="list1751535629" text:style-name="L2">
        <text:list-item>
          <text:p text:style-name="P2">Base cases: Always have at least one case that can be solved without using recursion.</text:p>
        </text:list-item>
        <text:list-item>
          <text:p text:style-name="P2">Make progress: any recursive call must progress toward the base case.</text:p>
        </text:list-item>
        <text:list-item>
          <text:p text:style-name="P2">You gotta believe: always assume that the recursive call works.</text:p>
        </text:list-item>
        <text:list-item>
          <text:p text:style-name="P2">Compound interest rule: Never duplicate work by solving the same instance of a problem in separate recursive calls.</text:p>
        </text:list-item>
      </text:list>
      <text:p text:style-name="Standard"/>
      <text:p text:style-name="Standard"/>
      <text:list xml:id="list1143332730" text:style-name="L3">
        <text:list-item>
          <text:list>
            <text:list-item>
              <text:p text:style-name="P3">Modify the program given in Figure 8.1 so that zero is returned for negative n. <text:s/>Make the minimum number of changes.</text:p>
              <text:p text:style-name="P3"/>
              <text:p text:style-name="P3">See ch8q2.cpp</text:p>
            </text:list-item>
          </text:list>
        </text:list-item>
      </text:list>
      <text:p text:style-name="Standard"/>
      <text:p text:style-name="Standard">8.3</text:p>
      <text:p text:style-name="Standard">Following are four alternatives for like 12 of the routine power (figure 8.16) why is each alternative wrong?</text:p>
      <text:p text:style-name="Standard"/>
      <text:p text:style-name="Standard">a. <text:s/>HugeInt tmp = power( x * x, n/2, p );</text:p>
      <text:p text:style-name="Standard"/>
      <text:p text:style-name="Standard">This is wrong because we aren't modulating by p. <text:s/>Without that we are only doing x^n</text:p>
      <text:p text:style-name="Standard"/>
      <text:p text:style-name="Standard">b. HugeInt tmp = power( power(x,2,p), n/2,p);</text:p>
      <text:p text:style-name="Standard"/>
      <text:p text:style-name="Standard">This does not produce the correct result. <text:s/>The x is never increased and n is never decreased.</text:p>
      <text:p text:style-name="Standard"/>
      <text:list xml:id="list462125326" text:style-name="L4">
        <text:list-item>
          <text:p text:style-name="P4">HugeInt tmp = power(power( x, n/2, p), 2, p );</text:p>
        </text:list-item>
      </text:list>
      <text:p text:style-name="Standard">This will never do any exponentiation either. <text:s/>Also the call never terminates.</text:p>
      <text:p text:style-name="Standard"/>
      <text:list xml:id="list1023882119" text:style-name="L5">
        <text:list-item>
          <text:p text:style-name="P5">power(x,n/2,p )* power(x,n/2,p) %p</text:p>
        </text:list-item>
      </text:list>
      <text:p text:style-name="Standard">This call is almost right. <text:s/>However the exponentiation won't happen. <text:s/>Also %p is only carried out on the second call to power.</text:p>
      <text:list xml:id="list683382106" text:continue-list="list1143332730" text:style-name="L3">
        <text:list-item>
          <text:list>
            <text:list-header>
              <text:p text:style-name="P3"/>
            </text:list-header>
          </text:list>
        </text:list-item>
      </text:list>
      <text:p text:style-name="Standard">8.4</text:p>
      <text:p text:style-name="Standard"/>
      <text:p text:style-name="Standard">2^63 mod 37</text:p>
      <text:p text:style-name="Standard"/>
      <text:p text:style-name="Standard">x = 2, n = 63, p = 37 is passed into the function.</text:p>
      <text:p text:style-name="Standard"/>
      <text:p text:style-name="Standard">Then tmp is set equal to 2* 2 mod 37, then n/2 since we do x * x which is equal to x ^2. <text:s/></text:p>
      <text:p text:style-name="Standard">This is passed down to the next recursive call. <text:s/>This continues until n = 0. <text:s/>Then the calls go to the next step.</text:p>
      <text:p text:style-name="Standard"/>
      <text:p text:style-name="Standard">If n is odd then tmp = tmp * x mod 37 this is done because we used the floor of n/2.</text:p>
      <text:p text:style-name="Standard"/>
      <text:p text:style-name="Standard"/>
      <text:p text:style-name="Standard"><text:soft-page-break/></text:p>
      <text:p text:style-name="Standard">8.5</text:p>
      <text:p text:style-name="Standard"/>
      <text:p text:style-name="Standard">compute gcd(1995,1492)</text:p>
      <text:p text:style-name="Standard"/>
      <text:p text:style-name="Standard">see ch8q5.cpp</text:p>
      <text:p text:style-name="Standard"/>
      <text:p text:style-name="Standard">The answer is one.</text:p>
      <text:p text:style-name="Standard"/>
      <text:p text:style-name="Standard">8.6</text:p>
      <text:p text:style-name="Standard">p = 37</text:p>
      <text:p text:style-name="Standard">q = 41</text:p>
      <text:p text:style-name="Standard">N = <text:bookmark text:name="cwos"/>1517</text:p>
      <text:p text:style-name="Standard">N' = <text:s/>1440</text:p>
      <text:p text:style-name="Standard">e = 35581</text:p>
      <text:p text:style-name="Standard">d = 4196336</text:p>
      <text:p text:style-name="Standard"/>
      <text:p text:style-name="Standard">skip</text:p>
      <text:list xml:id="list1287527517" text:style-name="L6">
        <text:list-item>
          <text:list>
            <text:list-item>
              <text:p text:style-name="P6">– 8.17</text:p>
            </text:list-item>
          </text:list>
        </text:list-item>
      </text:list>
      <text:p text:style-name="Standard"/>
      <text:p text:style-name="Standard">8.18</text:p>
      <text:p text:style-name="Standard"/>
      <text:p text:style-name="Standard">INT_MIN is -2^15 which has one extra bit for the negative sign. <text:s/>So this function makes the number positive. <text:s/>When this occurs, the number is now 2^15 which is INT_MAX. <text:s/>However there is the extra bit for the negative sign, so a buffer overflow occurs because we have exceeded INT_MAX.</text:p>
      <text:p text:style-name="Standard"/>
      <text:p text:style-name="Standard">We can fix this by using a long.</text:p>
      <text:p text:style-name="Standard"/>
      <text:p text:style-name="Standard">8.19</text:p>
      <text:p text:style-name="Standard">see binary.c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3-02-18T15:48:13</meta:creation-date>
    <dc:date>2013-02-22T19:49:02</dc:date>
    <dc:creator>eric </dc:creator>
    <meta:editing-duration>PT2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44" meta:word-count="399" meta:character-count="2037" meta:non-whitespace-character-count="1676"/>
  </office:meta>
</office:document-meta>
</file>